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fo:color="#0000ff" style:font-name="Calibri" fo:font-size="14pt" style:font-size-asian="14pt" style:font-size-complex="14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xión Personal y Estado Actual: Alejandro Pruna</text:p>
      <text:p text:style-name="P1"/>
      <text:p text:style-name="P2">Fecha y Hora:30 de julio de 2024, 09:45</text:p>
      <text:p text:style-name="P1"/>
      <text:p text:style-name="P1">---</text:p>
      <text:p text:style-name="P1"/>
      <text:p text:style-name="P2">Estado Emocional y Percepción Personal:</text:p>
      <text:p text:style-name="P1"/>
      <text:p text:style-name="P1">Entiendo que te sientes como si ya estuvieras bien después de unos días de buen descanso y sueño profundo. Es natural querer retomar el control y sentir que la situación está bajo control, especialmente después de haber experimentado un período de alta energía y felicidad. Sin embargo, también es importante reconocer que el proceso de estabilización en un episodio maníaco puede llevar tiempo y que la percepción de tu bienestar puede ser diferente desde una perspectiva externa.</text:p>
      <text:p text:style-name="P1"/>
      <text:p text:style-name="P1">---</text:p>
      <text:p text:style-name="P1"/>
      <text:p text:style-name="P2">Percepción Externa y Tratamiento Médico:</text:p>
      <text:p text:style-name="P1"/>
      <text:p text:style-name="P1">Desde la perspectiva de tus amigos, familiares y profesionales médicos, es crucial que se aseguren de que estás completamente estabilizado antes de considerar cambios en tu medicación. La continuidad del tratamiento con litio y otros medicamentos recetados es fundamental para prevenir recaídas y asegurar una recuperación sostenida. Aunque puedas sentir que estás bien, los médicos necesitan ver una estabilidad prolongada y consistente para reducir gradualmente la medicación adicional.</text:p>
      <text:p text:style-name="P1"/>
      <text:p text:style-name="P1"/>
      <text:p text:style-name="P1"/>
      <text:p text:style-name="P1">---</text:p>
      <text:p text:style-name="P1"/>
      <text:p text:style-name="P2">Reflexión y Paciencia:</text:p>
      <text:p text:style-name="P1"/>
      <text:p text:style-name="P1">Es comprensible que desees que tu entorno te perciba como "recuperado" y no como alguien que todavía está en tratamiento. La paciencia en este proceso es clave. Continuar siguiendo las indicaciones médicas y mantener una comunicación abierta con tus profesionales de salud te ayudará a lograr una recuperación completa. Es importante confiar en el proceso y entender que la percepción de los demás se basará en la evidencia de tu estabilidad a largo plazo.</text:p>
      <text:p text:style-name="P3"/>
      <text:p text:style-name="P2"/>
      <text:p text:style-name="P2"/>
      <text:p text:style-name="P2"><text:soft-page-break/></text:p>
      <text:p text:style-name="P2">Recomendaciones:</text:p>
      <text:p text:style-name="P2"/>
      <text:p text:style-name="P2">1. Seguir el Plan de Tratamiento:</text:p>
      <text:p text:style-name="P1"><text:s text:c="3"/>- Continúa tomando la medicación según las indicaciones de tus médicos.</text:p>
      <text:p text:style-name="P1"><text:s text:c="3"/>- Asiste a todas las citas médicas y sigue sus recomendaciones.</text:p>
      <text:p text:style-name="P2"/>
      <text:p text:style-name="P2">2. Comunicación Abierta:</text:p>
      <text:p text:style-name="P1"><text:s text:c="3"/>- Habla abiertamente con tus amigos y familiares sobre cómo te sientes.</text:p>
      <text:p text:style-name="P1"><text:s text:c="3"/>- Comparte tus preocupaciones y reflexiones con tus profesionales de salud.</text:p>
      <text:p text:style-name="P1"/>
      <text:p text:style-name="P2">3. Auto-Cuidado:</text:p>
      <text:p text:style-name="P1"><text:s text:c="3"/>- Mantén una rutina de sueño regular y saludable.</text:p>
      <text:p text:style-name="P1"><text:s text:c="3"/>- Practica actividades que te ayuden a relajarte y reducir el estrés.</text:p>
      <text:p text:style-name="P1"/>
      <text:p text:style-name="P2">4. Observación y Registro:</text:p>
      <text:p text:style-name="P1"><text:s text:c="3"/>- Lleva un registro de tus emociones y estados de ánimo diarios.</text:p>
      <text:p text:style-name="P1"><text:s text:c="3"/>- Observa cualquier cambio significativo y compártelo con tu médico.</text:p>
      <text:p text:style-name="P3"/>
      <text:p text:style-name="P2"/>
      <text:p text:style-name="P2">**Conclusión:**</text:p>
      <text:p text:style-name="P1"/>
      <text:p text:style-name="P1">Aunque sientas que estás bien, es importante seguir el plan de tratamiento y las recomendaciones médicas para asegurar una recuperación completa y sostenida. La percepción de los demás cambiará a medida que demuestres estabilidad a lo largo del tiempo. La paciencia y la confianza en el proceso de recuperación son esenciales para tu bienestar a largo plaz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Pruna Valera</meta:initial-creator>
    <meta:creation-date>2024-08-01T18:34:03.59</meta:creation-date>
    <meta:document-statistic meta:table-count="0" meta:image-count="0" meta:object-count="0" meta:page-count="2" meta:paragraph-count="26" meta:word-count="412" meta:character-count="2667"/>
    <dc:date>2024-08-01T18:38:03.20</dc:date>
    <dc:creator>Alejandro Pruna Valera</dc:creator>
    <meta:editing-duration>PT4M</meta:editing-duration>
    <meta:editing-cycles>1</meta:editing-cycles>
    <meta:generator>OpenOffice/4.1.15$Win32 OpenOffice.org_project/4115m2$Build-9813</meta:generator>
  </office:meta>
</office:document-meta>
</file>